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r9" style:family="presentation" style:parent-style-name="TWU_20_Slide-title">
      <style:graphic-properties draw:auto-grow-height="true" fo:min-height="3.178cm"/>
    </style:style>
    <style:style style:name="pr10" style:family="presentation" style:parent-style-name="TWU_20_Slide-outline1">
      <style:graphic-properties draw:auto-grow-height="true" fo:min-height="14.267cm"/>
    </style:style>
    <style:style style:name="pr11" style:family="presentation" style:parent-style-name="TWU_20_Slide-outline1">
      <style:graphic-properties fo:min-height="13.86cm"/>
    </style:style>
    <style:style style:name="pr12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fo:hyphenate="false"/>
    </style:style>
    <style:style style:name="P13" style:family="paragraph">
      <style:paragraph-properties text:enable-numbering="true"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23ff23"/>
    </style:style>
    <style:style style:name="T4" style:family="text">
      <style:text-properties fo:color="#ff3366" fo:font-size="18pt" fo:font-weight="bold" style:font-size-asian="20pt" style:font-weight-asian="bold" style:font-size-complex="20pt" style:font-weight-complex="bold"/>
    </style:style>
    <style:style style:name="T5" style:family="text">
      <style:text-properties fo:color="#ccccff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ccccff"/>
    </style:style>
    <style:style style:name="T9" style:family="text">
      <style:text-properties fo:color="#ffffff"/>
    </style:style>
    <style:style style:name="T10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00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23ff23" fo:font-size="24pt" fo:font-weight="bold"/>
    </style:style>
    <style:style style:name="T23" style:family="text">
      <style:text-properties fo:color="#23ff23" fo:font-weight="bold"/>
    </style:style>
    <style:style style:name="T24" style:family="text">
      <style:text-properties fo:color="#cc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font-size="24pt"/>
    </style:style>
    <style:style style:name="T26" style:family="text">
      <style:text-properties fo:color="#ffff00" fo:font-size="24pt"/>
    </style:style>
    <style:style style:name="T27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00" fo:font-size="26pt" style:font-size-asian="36pt" style:font-size-complex="36pt"/>
    </style:style>
    <style:style style:name="T30" style:family="text">
      <style:text-properties fo:font-size="26pt" style:font-size-asian="36pt" style:font-size-complex="36pt"/>
    </style:style>
    <style:style style:name="T31" style:family="text">
      <style:text-properties fo:font-size="24pt" fo:font-style="italic" style:font-size-asian="26pt" style:font-style-asian="italic" style:font-size-complex="26pt" style:font-style-complex="italic"/>
    </style:style>
    <style:style style:name="T32" style:family="text">
      <style:text-properties fo:color="#ccccff" fo:font-size="24pt" fo:font-style="italic" style:font-size-asian="26pt" style:font-style-asian="italic" style:font-size-complex="26pt" style:font-style-complex="italic"/>
    </style:style>
    <style:style style:name="T3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6pt" style:language-asian="en" style:country-asian="US" style:font-style-asian="normal" style:font-weight-asian="normal" style:font-family-complex="Tahoma" style:font-pitch-complex="variable" style:font-size-complex="26pt" style:language-complex="en" style:country-complex="US" style:font-style-complex="normal" style:font-weight-complex="normal" style:text-emphasize="none" style:text-scale="100%" style:font-relief="none"/>
    </style:style>
    <style:style style:name="T38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40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/>
    </style:style>
    <style:style style:name="T41" style:family="text">
      <style:text-properties fo:color="#ffffff" fo:font-size="26pt" fo:font-weight="normal"/>
    </style:style>
    <style:style style:name="T42" style:family="text">
      <style:text-properties fo:color="#ffff00" fo:font-size="26pt" fo:font-weight="normal"/>
    </style:style>
    <style:style style:name="T43" style:family="text">
      <style:text-properties fo:color="#23ff23" fo:font-size="26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view</presentation:footer-decl>
      <presentation:footer-decl presentation:name="ftr2">CMPTxxxx</presentation:footer-decl>
      <presentation:date-time-decl presentation:name="dtd1" presentation:source="fixed">5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eview Lectures 1-7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5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Quiz</text:span> 2</text:p>
              </text:list-item>
              <text:list-item>
                <text:p>Some <text:span text:style-name="T1">debugging</text:span> tips</text:p>
              </text:list-item>
              <text:list-item>
                <text:p><text:span text:style-name="T1">Pre</text:span>- and <text:span text:style-name="T1">post</text:span>-conditions, error handling</text:p>
              </text:list-item>
              <text:list-item>
                <text:p>Midterm <text:span text:style-name="T1">review</text:span></text:p>
              </text:list-item>
              <text:list-item>
                <text:p>Functions: call-by-<text:span text:style-name="T1">value</text:span> vs. call-by-<text:span text:style-name="T1">reference</text:span></text:p>
                <text:list>
                  <text:list-item>
                    <text:p><text:span text:style-name="T2">(not on the midterm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Quiz 2 (5min, 10pts)</text:p>
          </draw:text-box>
        </draw:frame>
        <draw:frame presentation:style-name="pr5" draw:id="id1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3">5</text:span> program <text:span text:style-name="T1">control</text:span>/flow abstractions?<text:tab/><text:tab/><text:tab/><text:tab/><text:span text:style-name="T4">[3]</text:span></text:p>
              </text:list-item>
              <text:list-item>
                <text:p><text:span text:style-name="T1">Evaluate</text:span> in Python: <text:span text:style-name="T3">3–2 <text:s/>** <text:s/>3&lt;- <text:s/>1</text:span><text:span text:style-name="T3"><text:tab/></text:span><text:tab/><text:tab/><text:tab/><text:tab/><text:span text:style-name="T4">[2]</text:span></text:p>
                <text:list>
                  <text:list-item>
                    <text:p><text:span text:style-name="T5">(Show work for partial credit!)</text:span></text:p>
                  </text:list-item>
                </text:list>
              </text:list-item>
              <text:list-item>
                <text:p><text:span text:style-name="T1">Evaluate</text:span> in Python: <text:span text:style-name="T3">list(range(-4, 5, 3))</text:span><text:span text:style-name="T3"><text:tab/></text:span><text:span text:style-name="T3"><text:tab/></text:span><text:tab/><text:span text:style-name="T4">[2]</text:span></text:p>
              </text:list-item>
              <text:list-item>
                <text:p>Name and describe <text:span text:style-name="T3">3</text:span> kinds of program <text:span text:style-name="T1">documentation</text:span> (either internal or external) talked about in class.<text:tab/><text:tab/><text:tab/><text:tab/><text:tab/><text:tab/><text:tab/><text:tab/><text:tab/><text:tab/><text:span text:style-name="T4">[3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Quiz 2 answers (10pts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3">5</text:span> program <text:span text:style-name="T1">control</text:span>/flow abstractions?<text:tab/><text:tab/><text:tab/><text:tab/><text:span text:style-name="T4">[3]</text:span></text:p>
                <text:list>
                  <text:list-item>
                    <text:p text:id="id2"><text:span text:style-name="T1">Sequence</text:span>, <text:span text:style-name="T1">Selection</text:span>, <text:span text:style-name="T1">Repetition</text:span>, <text:span text:style-name="T1">Composition</text:span>, <text:span text:style-name="T1">Parallelism</text:span></text:p>
                  </text:list-item>
                  <text:list-item>
                    <text:p text:id="id3"><text:span text:style-name="T6">[</text:span><text:span text:style-name="T7">3pts</text:span><text:span text:style-name="T6"> for all 5, </text:span><text:span text:style-name="T7">2pts</text:span><text:span text:style-name="T6"> if got 3-4, </text:span><text:span text:style-name="T7">1pt</text:span><text:span text:style-name="T6"> if got 1-2]</text:span></text:p>
                  </text:list-item>
                </text:list>
              </text:list-item>
              <text:list-item>
                <text:p text:id="id4"><text:span text:style-name="T1">Evaluate</text:span> in Python: <text:span text:style-name="T3">3–2 <text:s/>** <text:s/>3&lt;- <text:s/>1</text:span><text:span text:style-name="T3"><text:tab/></text:span><text:tab/><text:tab/><text:tab/><text:tab/><text:span text:style-name="T4">[2]</text:span></text:p>
                <text:list>
                  <text:list-item>
                    <text:p text:id="id5"><text:span text:style-name="T8">(3 – (2**3)) &lt; (-1)</text:span> → <text:span text:style-name="T8">(3-8) &lt; (-1) </text:span>→ <text:span text:style-name="T3">True</text:span></text:p>
                  </text:list-item>
                  <text:list-item>
                    <text:p text:id="id6"><text:span text:style-name="T6">[</text:span><text:span text:style-name="T7">1pt</text:span><text:span text:style-name="T6"> if made 1 error but showed work</text:span><text:span text:style-name="T6">]</text:span></text:p>
                  </text:list-item>
                </text:list>
              </text:list-item>
              <text:list-item>
                <text:p text:id="id7"><text:span text:style-name="T1">Evaluate</text:span> in Python: <text:span text:style-name="T3">list(range(-4, 5, 3))</text:span><text:span text:style-name="T3"><text:tab/></text:span><text:span text:style-name="T3"><text:tab/></text:span><text:tab/><text:span text:style-name="T4">[2]</text:span></text:p>
                <text:list>
                  <text:list-item>
                    <text:p text:id="id8"><text:span text:style-name="T3">[-4, -1, 2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Quiz 2 answers (10pts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Name and describe <text:span text:style-name="T3">3</text:span> kinds of program <text:span text:style-name="T1">documentation</text:span> (either internal or external) talked about in class.<text:tab/><text:tab/><text:tab/><text:tab/><text:tab/><text:tab/><text:tab/><text:tab/><text:tab/><text:tab/><text:span text:style-name="T4">[3]</text:span></text:p>
                <text:list>
                  <text:list-item>
                    <text:p text:id="id9">Programmer's <text:span text:style-name="T1">diary</text:span>, user <text:span text:style-name="T1">manual</text:span>,<text:line-break/>(lab <text:span text:style-name="T1">write-up</text:span>),</text:p>
                  </text:list-item>
                  <text:list-item>
                    <text:p text:id="id10"><text:span text:style-name="T1">Comments</text:span>, <text:span text:style-name="T1">docstring</text:span>, online <text:span text:style-name="T1">help</text:span>,<text:line-break/>good <text:span text:style-name="T1">identifiers</text:span> / variable names, …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8" draw:text-style-name="P4" draw:layer="layout" svg:width="25.199cm" svg:height="14.267cm" svg:x="1.4cm" svg:y="4.507cm" presentation:class="outline">
          <draw:text-box>
            <text:list text:style-name="L2">
              <text:list-item>
                <text:p text:style-name="P4">Do <text:span text:style-name="T1">hand-simulation</text:span> on your code</text:p>
              </text:list-item>
              <text:list-item>
                <text:p text:style-name="P4">Use <text:span text:style-name="T1">print</text:span> statements liberally</text:p>
              </text:list-item>
              <text:list-item>
                <text:p text:style-name="P4">Double-check for <text:span text:style-name="T1">off-by-one</text:span> errors</text:p>
                <text:list>
                  <text:list-item>
                    <text:p text:style-name="P5">Especially in counting <text:span text:style-name="T1">loops</text:span><text:span text:style-name="T9">: </text:span><text:span text:style-name="T1">for, range()</text:span></text:p>
                  </text:list-item>
                </text:list>
              </text:list-item>
              <text:list-item>
                <text:p text:style-name="P4">Try a <text:span text:style-name="T1">stub</text:span> program first</text:p>
                <text:list>
                  <text:list-item>
                    <text:p text:style-name="P5">General structure of full program</text:p>
                  </text:list-item>
                  <text:list-item>
                    <text:p text:style-name="P5">Skip over computation/processing</text:p>
                    <text:list>
                      <text:list-item>
                        <text:p text:style-name="P6">Use <text:span text:style-name="T1">dummy</text:span> values for output</text:p>
                      </text:list-item>
                    </text:list>
                  </text:list-item>
                </text:list>
              </text:list-item>
              <text:list-item>
                <text:p text:style-name="P4">Check out the <text:span text:style-name="T1">debugger</text:span> in ID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Pre- and post-conditions</text:p>
          </draw:text-box>
        </draw:frame>
        <draw:frame presentation:style-name="pr10" draw:layer="layout" svg:width="25.199cm" svg:height="14.267cm" svg:x="1.4cm" svg:y="4.507cm" presentation:class="outline">
          <draw:text-box>
            <text:list text:style-name="L2">
              <text:list-item>
                <text:p>Each function's <text:span text:style-name="T1">docstring</text:span> should specify:</text:p>
                <text:list>
                  <text:list-item>
                    <text:p><text:span text:style-name="T1">Pre-condition</text:span>: for each input param, the requirements: e.g., type, valid values, …</text:p>
                  </text:list-item>
                  <text:list-item>
                    <text:p><text:span text:style-name="T1">Post-condition</text:span>: return value and any side-effects produced by the function</text:p>
                  </text:list-item>
                </text:list>
              </text:list-item>
              <text:list-item>
                <text:p>These form a “<text:span text:style-name="T1">contract</text:span>” with any code which invokes the function:</text:p>
              </text:list-item>
            </text:list>
            <text:p text:style-name="P8"><text:span text:style-name="T10">def</text:span><text:span text:style-name="T11"> </text:span><text:span text:style-name="T12">sphere_volume(radius):</text:span></text:p>
            <text:p text:style-name="P9"><text:span text:style-name="T13">”””</text:span><text:span text:style-name="T13">Find the volume of a sphere given the radius.</text:span></text:p>
            <text:p text:style-name="P9"><text:span text:style-name="T13">Pre: radius: positive int or float.</text:span></text:p>
            <text:p text:style-name="P9"><text:span text:style-name="T13">Post: returns the volume as a float.”””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Pre-/post-conditions: example</text:p>
          </draw:text-box>
        </draw:frame>
        <draw:frame presentation:style-name="pr8" draw:text-style-name="P9" draw:layer="layout" svg:width="25.199cm" svg:height="14.267cm" svg:x="1.4cm" svg:y="4.507cm" presentation:class="outline" presentation:user-transformed="true">
          <draw:text-box>
            <text:p text:style-name="P9"><text:span text:style-name="T14">def</text:span><text:span text:style-name="T15"> </text:span><text:span text:style-name="T16">ASCII_to_char</text:span><text:span text:style-name="T17">(code):</text:span></text:p>
            <text:p text:style-name="P10"><text:span text:style-name="T18">"""Convert from a numerical ASCII code</text:span></text:p>
            <text:p text:style-name="P10"><text:span text:style-name="T18">to the corresponding character.</text:span></text:p>
            <text:p text:style-name="P10"><text:span text:style-name="T18">"""</text:span></text:p>
            <text:p text:style-name="P10"><text:span text:style-name="T19">return</text:span><text:span text:style-name="T18"> </text:span><text:span text:style-name="T20">chr</text:span><text:span text:style-name="T21">(code)</text:span></text:p>
            <text:list text:style-name="L2">
              <text:list-item>
                <text:p text:style-name="P4">The parameter <text:span text:style-name="T3">code</text:span> needs to be &lt;128: either</text:p>
                <text:list>
                  <text:list-item>
                    <text:p text:style-name="P5">State <text:span text:style-name="T1">preconditions</text:span> clearly in docstring:</text:p>
                    <text:list>
                      <text:list-item>
                        <text:p text:style-name="P6"><text:span text:style-name="T22">"""Pre: code is integer between 1 and 128. <text:s text:c="2"/>Post: returns corresponding char.”””</text:span></text:p>
                      </text:list-item>
                    </text:list>
                  </text:list-item>
                  <text:list-item>
                    <text:p text:style-name="P5">Or put <text:span text:style-name="T1">error-checking</text:span> code in the function:</text:p>
                    <text:list>
                      <text:list-item>
                        <text:p text:style-name="P6"><text:span text:style-name="T23">if code &gt;= 128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: error-handling</text:p>
          </draw:text-box>
        </draw:frame>
        <draw:frame presentation:style-name="pr8" draw:text-style-name="P12" draw:layer="layout" svg:width="25.199cm" svg:height="14.267cm" svg:x="1.4cm" svg:y="4.507cm" presentation:class="outline">
          <draw:text-box>
            <text:p text:style-name="P9"><text:span text:style-name="T14">def</text:span><text:span text:style-name="T17"> </text:span><text:span text:style-name="T24">ASCII_to_char</text:span><text:span text:style-name="T17">(code):</text:span></text:p>
            <text:p text:style-name="P10"><text:span text:style-name="T18">"""Convert from a numerical ASCII code</text:span></text:p>
            <text:p text:style-name="P10"><text:span text:style-name="T18">to the corresponding character.</text:span></text:p>
            <text:p text:style-name="P10"><text:span text:style-name="T18"/></text:p>
            <text:p text:style-name="P10"><text:span text:style-name="T18">pre: code is an integer</text:span></text:p>
            <text:p text:style-name="P10"><text:span text:style-name="T18">post: returns the corresponding character</text:span></text:p>
            <text:p text:style-name="P10"><text:span text:style-name="T18">"""</text:span></text:p>
            <text:p text:style-name="P10"><text:span text:style-name="T19">if</text:span><text:span text:style-name="T21"> (code &lt;= 0) </text:span><text:span text:style-name="T19">or</text:span><text:span text:style-name="T21"> (code &gt;= 128):</text:span></text:p>
            <text:p text:style-name="P11"><text:span text:style-name="T20">print</text:span><text:span text:style-name="T21"> </text:span><text:span text:style-name="T18">"ASCII_to_char(): needs to be &lt;128"</text:span></text:p>
            <text:p text:style-name="P10"><text:span text:style-name="T19">else</text:span><text:span text:style-name="T21">:</text:span></text:p>
            <text:p text:style-name="P11"><text:span text:style-name="T19">return</text:span><text:span text:style-name="T21"> </text:span><text:span text:style-name="T20">chr</text:span><text:span text:style-name="T21">(code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roblem Solving in Software</text:p>
          </draw:text-box>
        </draw:frame>
        <draw:frame presentation:style-name="pr11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Software</text:span> development as <text:span text:style-name="T1">servant</text:span> leadership</text:p>
              </text:list-item>
              <text:list-item>
                <text:p>Computer scientists as <text:span text:style-name="T1">toolsmiths</text:span></text:p>
              </text:list-item>
              <text:list-item>
                <text:p><text:span text:style-name="T1">Relationships</text:span>: <text:span text:style-name="T3">Programmer</text:span> ↔ <text:span text:style-name="T3">User</text:span></text:p>
                <text:list>
                  <text:list-item>
                    <text:p><text:span text:style-name="T3">Client</text:span> ↔ <text:span text:style-name="T3">Designer</text:span> ↔ <text:span text:style-name="T3">Coder</text:span> ↔ <text:span text:style-name="T3">Computer</text:span></text:p>
                  </text:list-item>
                </text:list>
              </text:list-item>
              <text:list-item>
                <text:p>Team <text:span text:style-name="T1">roles</text:span>: <text:span text:style-name="T3">producer</text:span> vs. <text:span text:style-name="T3">director</text:span>,<text:line-break/><text:span text:style-name="T3">architect</text:span> vs. <text:span text:style-name="T3">engineer</text:span></text:p>
              </text:list-item>
              <text:list-item>
                <text:p><text:span text:style-name="T1">Top-down</text:span> problem solving: <text:span text:style-name="T3">WADES</text:span></text:p>
              </text:list-item>
              <text:list-item>
                <text:p><text:span text:style-name="T1">Hardware</text:span>: <text:span text:style-name="T3">input</text:span>, <text:span text:style-name="T3">storage</text:span>, <text:span text:style-name="T3">proc</text:span>, <text:span text:style-name="T3">control</text:span>, <text:span text:style-name="T3">output</text:span></text:p>
              </text:list-item>
              <text:list-item>
                <text:p>Control/<text:span text:style-name="T1">flow</text:span>: <text:span text:style-name="T3">seq</text:span>., <text:span text:style-name="T3">select</text:span>, <text:span text:style-name="T3">repet</text:span>., <text:span text:style-name="T3">comp</text:span>., <text:span text:style-name="T3">paralle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ython Basics (ch1-3)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2">
              <text:list-item>
                <text:p><text:span text:style-name="T1">Types</text:span>: <text:span text:style-name="T3">int</text:span>, <text:span text:style-name="T3">float</text:span>, <text:span text:style-name="T3">str</text:span>, <text:span text:style-name="T3">bool</text:span>, <text:span text:style-name="T3">tuple</text:span>, <text:span text:style-name="T3">list</text:span></text:p>
                <text:list>
                  <text:list-item>
                    <text:p>ADT vs. real-world implementation</text:p>
                  </text:list-item>
                </text:list>
              </text:list-item>
              <text:list-item>
                <text:p><text:span text:style-name="T1">Identifiers</text:span>, variables, literals, constants, <text:span text:style-name="T1">operators</text:span>, operands, expressions, evaluation</text:p>
              </text:list-item>
              <text:list-item>
                <text:p><text:span text:style-name="T1">Ops</text:span>: <text:span text:style-name="T3">+ - * / % // ** &lt; &gt; == != </text:span></text:p>
                <text:list>
                  <text:list-item>
                    <text:p><text:span text:style-name="T1">Boolean</text:span> ops: <text:span text:style-name="T3">and</text:span>, <text:span text:style-name="T3">or</text:span>, <text:span text:style-name="T3">not</text:span>, shortcut</text:p>
                  </text:list-item>
                  <text:list-item>
                    <text:p>Operator <text:span text:style-name="T1">precedence</text:span></text:p>
                  </text:list-item>
                  <text:list-item>
                    <text:p><text:span text:style-name="T1">Assignment</text:span> ops: <text:span text:style-name="T3">+=</text:span>, <text:span text:style-name="T3">*=</text:span>, etc.</text:p>
                  </text:list-item>
                </text:list>
              </text:list-item>
              <text:list-item>
                <text:p><text:span text:style-name="T1">Static</text:span> vs. <text:span text:style-name="T1">dynamic</text:span> typing, declaring/initializing</text:p>
              </text:list-item>
              <text:list-item>
                <text:p>Importing <text:span text:style-name="T1">libraries</text:span>: <text:span text:style-name="T3">math</text:span>, <text:span text:style-name="T3">str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trings (ch4)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Strings</text:span>:<text:span text:style-name="T3"> 'hi'</text:span>, <text:span text:style-name="T3">“hi”</text:span>, <text:span text:style-name="T3">”””hi”””</text:span></text:p>
              </text:list-item>
              <text:list-item>
                <text:p><text:span text:style-name="T1">Output</text:span>: <text:span text:style-name="T3">print()</text:span></text:p>
              </text:list-item>
              <text:list-item>
                <text:p>Keyboard <text:span text:style-name="T1">input</text:span>:<text:span text:style-name="T3"> input()</text:span>, type conversion</text:p>
              </text:list-item>
              <text:list-item>
                <text:p>String <text:span text:style-name="T1">operations</text:span>: <text:span text:style-name="T3">+</text:span>,<text:span text:style-name="T3"> *</text:span>, <text:span text:style-name="T3">len()</text:span></text:p>
                <text:list>
                  <text:list-item>
                    <text:p>String <text:span text:style-name="T1">library</text:span>: “my string”<text:span text:style-name="T3">.upper()</text:span></text:p>
                  </text:list-item>
                </text:list>
              </text:list-item>
              <text:list-item>
                <text:p><text:span text:style-name="T1">Formatting</text:span> strings: <text:span text:style-name="T3">%d</text:span>,<text:span text:style-name="T3"> %f</text:span>, <text:span text:style-name="T3">%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Programs Are More Than Cod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Design</text:span> Before You Code</text:p>
              </text:list-item>
              <text:list-item>
                <text:p><text:span text:style-name="T1">Documentation</text:span>:</text:p>
                <text:list>
                  <text:list-item>
                    <text:p><text:span text:style-name="T1">External</text:span>: design, pseudocode, user manual</text:p>
                  </text:list-item>
                  <text:list-item>
                    <text:p><text:span text:style-name="T1">Internal</text:span>: comments, docstring, identifiers, online help, prompts to us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If (§7.1-7.3) and Loops (ch8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Selection</text:span>: <text:span text:style-name="T3">if</text:span>, <text:span text:style-name="T3">elif</text:span>, <text:span text:style-name="T3">else</text:span></text:p>
              </text:list-item>
              <text:list-item>
                <text:p><text:span text:style-name="T1">Repetition</text:span>:</text:p>
                <text:list>
                  <text:list-item>
                    <text:p><text:span text:style-name="T3">while</text:span>: <text:span text:style-name="T3">continue</text:span>, <text:span text:style-name="T3">break</text:span>, <text:span text:style-name="T3">else</text:span></text:p>
                  </text:list-item>
                  <text:list-item>
                    <text:p><text:span text:style-name="T1">Sentinel</text:span> loops and sentinel variables</text:p>
                  </text:list-item>
                  <text:list-item>
                    <text:p>Common <text:span text:style-name="T1">errors</text:span> with loops</text:p>
                  </text:list-item>
                  <text:list-item>
                    <text:p><text:span text:style-name="T3">for</text:span>: <text:span text:style-name="T1">iterating</text:span> over a list</text:p>
                  </text:list-item>
                  <text:list-item>
                    <text:p><text:span text:style-name="T3">range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Functions (ch6)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Defining</text:span> functions, <text:span text:style-name="T1">invoking</text:span> functions</text:p>
              </text:list-item>
              <text:list-item>
                <text:p><text:span text:style-name="T1">Return</text:span> value</text:p>
              </text:list-item>
              <text:list-item>
                <text:p><text:span text:style-name="T1">Local</text:span> vs. <text:span text:style-name="T1">global</text:span> vars (why avoid globals?)</text:p>
              </text:list-item>
              <text:list-item>
                <text:p><text:span text:style-name="T1">Formal</text:span> vs. <text:span text:style-name="T1">actual</text:span> parameters</text:p>
              </text:list-item>
              <text:list-item>
                <text:p>Call-by-<text:span text:style-name="T1">value</text:span> vs. call-by-<text:span text:style-name="T1">reference</text:span></text:p>
              </text:list-item>
              <text:list-item>
                <text:p><text:span text:style-name="T1">Docstring</text:span>, <text:span text:style-name="T1">pre</text:span>/<text:span text:style-name="T1">post</text:span>-<text:span text:style-name="T1">conditions</text:span></text:p>
                <text:list>
                  <text:list-item>
                    <text:p>Input <text:span text:style-name="T1">validation</text:span>: type checking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all-by-value, call-by-reference</text:p>
          </draw:text-box>
        </draw:frame>
        <draw:frame presentation:style-name="pr8" draw:text-style-name="P4" draw:layer="layout" svg:width="25.199cm" svg:height="14.641cm" svg:x="1.4cm" svg:y="4.507cm" presentation:class="outline">
          <draw:text-box>
            <text:list text:style-name="L2">
              <text:list-item>
                <text:p text:style-name="P4"><text:span text:style-name="T25">In some languages functions can have </text:span><text:span text:style-name="T26">side effects</text:span><text:span text:style-name="T25">:(M2)</text:span></text:p>
              </text:list-item>
            </text:list>
            <text:p text:style-name="P9"><text:span text:style-name="T13">PROCEDURE DoubleThis(</text:span><text:span text:style-name="T27">VAR</text:span><text:span text:style-name="T13"> x: INT);</text:span></text:p>
            <text:p text:style-name="P9"><text:span text:style-name="T13">BEGIN</text:span></text:p>
            <text:p text:style-name="P10"><text:span text:style-name="T28">x := x * 2;</text:span></text:p>
            <text:p text:style-name="P9"><text:span text:style-name="T13">END DoubleThis;</text:span><text:span text:style-name="T13"><text:line-break/></text:span><text:span text:style-name="T13"/></text:p>
            <text:p text:style-name="P9"><text:span text:style-name="T13">numApples := 5;</text:span></text:p>
            <text:p text:style-name="P9"><text:span text:style-name="T13">DoubleThis(numApples);</text:span></text:p>
            <text:list text:continue-numbering="true" text:style-name="L2">
              <text:list-item>
                <text:p text:style-name="P4"><text:span text:style-name="T29">Call-by-value</text:span><text:span text:style-name="T30"> means that the value in the actual parameter is </text:span><text:span text:style-name="T29">copied</text:span><text:span text:style-name="T30"> into the formal parameter</text:span></text:p>
              </text:list-item>
              <text:list-item>
                <text:p text:style-name="P4"><text:span text:style-name="T29">Call-by-reference</text:span><text:span text:style-name="T30"> means that the formal parameter is a </text:span><text:span text:style-name="T29">reference</text:span><text:span text:style-name="T30"> to the actual parameter, so it can </text:span><text:span text:style-name="T29">modify</text:span><text:span text:style-name="T30">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8" draw:text-style-name="P13" draw:layer="layout" svg:width="25.199cm" svg:height="15.189cm" svg:x="1.4cm" svg:y="4.507cm" presentation:class="outline" presentation:user-transformed="true">
          <draw:text-box>
            <text:list text:style-name="L2">
              <text:list-item>
                <text:p text:style-name="P4">In <text:span text:style-name="T1">M2</text:span>, parameters are <text:span text:style-name="T3">call-by-value</text:span></text:p>
                <text:list>
                  <text:list-item>
                    <text:p text:style-name="P5">Unless the formal parameter is prefixed with “<text:span text:style-name="T8">VAR</text:span>”: then it's <text:span text:style-name="T3">call-by-reference</text:span></text:p>
                  </text:list-item>
                </text:list>
              </text:list-item>
              <text:list-item>
                <text:p text:style-name="P4">In <text:span text:style-name="T1">C</text:span>, parameters are <text:span text:style-name="T3">call-by-value</text:span></text:p>
                <text:list>
                  <text:list-item>
                    <text:p text:style-name="P5">But parameters can be “<text:span text:style-name="T3">pointers</text:span>”</text:p>
                  </text:list-item>
                </text:list>
              </text:list-item>
              <text:list-item>
                <text:p text:style-name="P4"><text:span text:style-name="T1">Python</text:span> is a bit complicated: roughly speaking,</text:p>
                <text:list>
                  <text:list-item>
                    <text:p text:style-name="P5"><text:span text:style-name="T1">Immutable</text:span> objects <text:span text:style-name="T8">(7, -3.5, False)</text:span><text:span text:style-name="T8"><text:line-break/></text:span>are <text:span text:style-name="T3">call-by-value</text:span></text:p>
                  </text:list-item>
                  <text:list-item>
                    <text:p text:style-name="P5"><text:span text:style-name="T1">Mutable</text:span> objects <text:span text:style-name="T8">(lists, user-defined objects)</text:span> are <text:span text:style-name="T3">call-by-reference</text:span></text:p>
                  </text:list-item>
                  <text:list-item>
                    <text:p><text:span text:style-name="T31">(Technically, it's </text:span><text:span text:style-name="T32"><text:a xlink:href="http://effbot.org/zone/call-by-object.htm">“call-by-object”</text:a></text:span><text:span text:style-name="T31"> (</text:span><text:span text:style-name="T32"><text:a xlink:href="http://en.wikipedia.org/wiki/Evaluation_strategy#Call_by_sharing">ref</text:a></text:span><text:span text:style-name="T31">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ample of CBV in Python</text:p>
          </draw:text-box>
        </draw:frame>
        <draw:frame presentation:style-name="pr8" draw:text-style-name="P8" draw:layer="layout" svg:width="25.199cm" svg:height="14.558cm" svg:x="1.4cm" svg:y="4.507cm" presentation:class="outline">
          <draw:text-box>
            <text:p text:style-name="P8"><text:span text:style-name="T33">def</text:span><text:span text:style-name="T34"> </text:span><text:span text:style-name="T35">double_this</text:span><text:span text:style-name="T34">(x):</text:span></text:p>
            <text:p text:style-name="P9"><text:span text:style-name="T36">”””</text:span><text:span text:style-name="T36">Double whatever is passed as a parameter.”””</text:span></text:p>
            <text:p text:style-name="P9"><text:span text:style-name="T37">x *= 2</text:span></text:p>
            <text:p text:style-name="P8"><text:span text:style-name="T38"/></text:p>
            <text:p text:style-name="P8"><text:span text:style-name="T34">numApples = 5</text:span></text:p>
            <text:p text:style-name="P8"><text:span text:style-name="T39">double_this(</text:span><text:span text:style-name="T34">5</text:span><text:span text:style-name="T39">)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# x == 10</text:span></text:p>
            <text:p text:style-name="P8"><text:span text:style-name="T39">double_this(</text:span><text:span text:style-name="T34">numApples</text:span><text:span text:style-name="T39">)</text:span><text:span text:style-name="T39"><text:tab/></text:span><text:span text:style-name="T39"><text:tab/></text:span><text:span text:style-name="T39"><text:tab/></text:span><text:span text:style-name="T40"># x == 10</text:span></text:p>
            <text:p text:style-name="P8"><text:span text:style-name="T39">double_this(</text:span><text:span text:style-name="T34">“Hello”</text:span><text:span text:style-name="T39">)</text:span><text:span text:style-name="T39"><text:tab/></text:span><text:span text:style-name="T39"><text:tab/></text:span><text:span text:style-name="T39"><text:tab/></text:span><text:span text:style-name="T39"><text:tab/></text:span><text:span text:style-name="T40"># x == “HelloHello”</text:span></text:p>
            <text:p text:style-name="P8"><text:span text:style-name="T12"/></text:p>
            <text:list text:style-name="L2">
              <text:list-item>
                <text:p text:style-name="P4"><text:span text:style-name="T41">The </text:span><text:span text:style-name="T42">global</text:span><text:span text:style-name="T41"> variable </text:span><text:span text:style-name="T43">numApples</text:span><text:span text:style-name="T41"> </text:span><text:span text:style-name="T42">isn't</text:span><text:span text:style-name="T41"> modified, because the changes are only done to the </text:span><text:span text:style-name="T42">local</text:span><text:span text:style-name="T41"> formal parameter </text:span><text:span text:style-name="T43">x</text:span><text:span text:style-name="T41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12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creation-date>2009-10-07T11:05:26</meta:creation-date>
    <dc:language>en-US</dc:language>
    <meta:editing-cycles>9</meta:editing-cycles>
    <meta:editing-duration>PT19H51M06S</meta:editing-duration>
    <meta:initial-creator>sean ho</meta:initial-creator>
    <dc:date>2010-10-05T10:05:09</dc:date>
    <dc:creator>sean ho</dc:creator>
    <meta:document-statistic meta:object-count="2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